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Times" svg:font-family="Times, 'Times New 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4925in" fo:margin-right="0in" fo:margin-top="0in" fo:margin-bottom="0in" style:contextual-spacing="false" fo:orphans="2" fo:widows="2" fo:text-indent="0in" style:auto-text-indent="false" style:writing-mode="lr-tb"/>
      <style:text-properties fo:font-variant="normal" fo:text-transform="none" fo:color="#000000" style:font-name="Arial1" fo:font-size="11pt" fo:letter-spacing="normal" fo:font-style="normal" style:text-underline-style="none" fo:font-weight="normal" fo:background-color="transparent" style:font-size-asian="11pt" style:font-style-asian="normal" style:font-weight-asian="normal" style:font-size-complex="11pt"/>
    </style:style>
    <style:style style:name="P2" style:family="paragraph" style:parent-style-name="Text_20_body">
      <style:paragraph-properties fo:orphans="2" fo:widows="2"/>
      <style:text-properties officeooo:paragraph-rsid="002cb775"/>
    </style:style>
    <style:style style:name="P3" style:family="paragraph" style:parent-style-name="Standard" style:master-page-name="Standard">
      <style:paragraph-properties fo:margin-top="0in" fo:margin-bottom="0.1965in" style:contextual-spacing="false" fo:orphans="2" fo:widows="2" style:page-number="auto"/>
      <style:text-properties officeooo:paragraph-rsid="002a266e"/>
    </style:style>
    <style:style style:name="P4" style:family="paragraph" style:parent-style-name="Standard">
      <style:paragraph-properties fo:margin-left="0.4925in" fo:margin-right="0in" fo:margin-top="0in" fo:margin-bottom="0.1965in" style:contextual-spacing="false" fo:orphans="2" fo:widows="2" fo:text-indent="0in" style:auto-text-indent="false"/>
      <style:text-properties fo:font-variant="normal" fo:text-transform="none" fo:color="#000000" style:font-name="Arial1" fo:font-size="11pt" fo:letter-spacing="normal" fo:font-style="normal" style:text-underline-style="none" fo:font-weight="normal" officeooo:paragraph-rsid="002b49f0" fo:background-color="transparent" style:font-size-asian="11pt" style:font-style-asian="normal" style:font-weight-asian="normal" style:font-size-complex="11pt"/>
    </style:style>
    <style:style style:name="P5"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000000" style:font-name="Arial1" fo:font-size="11pt" fo:letter-spacing="normal" fo:font-style="normal" style:text-underline-style="none" fo:font-weight="bold" officeooo:paragraph-rsid="002b49f0" fo:background-color="transparent" style:font-size-asian="11pt" style:font-style-asian="normal" style:font-weight-asian="bold" style:font-size-complex="11pt"/>
    </style:style>
    <style:style style:name="P6" style:family="paragraph" style:parent-style-name="Text_20_body">
      <style:paragraph-properties fo:margin-left="0.4925in" fo:margin-right="0in" fo:orphans="2" fo:widows="2" fo:text-indent="0in" style:auto-text-indent="false"/>
      <style:text-properties fo:font-variant="normal" fo:text-transform="none" fo:color="#000000" style:font-name="Arial1" fo:font-size="11pt" fo:letter-spacing="normal" fo:font-style="normal" style:text-underline-style="none" fo:font-weight="normal" officeooo:paragraph-rsid="002cb775" fo:background-color="transparent" style:font-size-asian="11pt" style:font-style-asian="normal" style:font-weight-asian="normal" style:font-size-complex="11pt"/>
    </style:style>
    <style:style style:name="T1" style:family="text">
      <style:text-properties fo:font-variant="normal" fo:text-transform="none" fo:color="#000000" style:font-name="Arial1" fo:font-size="11pt" fo:letter-spacing="normal" fo:font-style="normal" style:text-underline-style="none" fo:font-weight="bold" fo:background-color="transparent" style:font-size-asian="11pt" style:font-style-asian="normal" style:font-weight-asian="bold" style:font-size-complex="11pt"/>
    </style:style>
    <style:style style:name="T2" style:family="text">
      <style:text-properties fo:font-variant="normal" fo:text-transform="none" fo:color="#000000" style:font-name="Arial1" fo:font-size="11pt" fo:letter-spacing="normal" fo:font-style="normal" style:text-underline-style="none" fo:font-weight="normal" fo:background-color="transparent" style:font-size-asian="11pt" style:font-style-asian="normal" style:font-weight-asian="normal" style:font-size-complex="11pt"/>
    </style:style>
    <style:style style:name="T3" style:family="text">
      <style:text-properties fo:font-variant="normal" fo:text-transform="none" fo:color="#000000" style:font-name="Arial1" fo:font-size="11pt" fo:letter-spacing="normal" fo:font-style="normal" style:text-underline-style="none" fo:font-weight="normal" officeooo:rsid="0017a183" fo:background-color="transparent" style:font-size-asian="11pt" style:font-style-asian="normal" style:font-weight-asian="normal" style:font-size-complex="11pt"/>
    </style:style>
    <style:style style:name="T4" style:family="text">
      <style:text-properties fo:font-variant="normal" fo:text-transform="none" fo:color="#000000" style:font-name="Arial1" fo:font-size="11pt" fo:letter-spacing="normal" fo:font-style="normal" style:text-underline-style="none" fo:font-weight="normal" officeooo:rsid="00187b25" fo:background-color="transparent" style:font-size-asian="11pt" style:font-style-asian="normal" style:font-weight-asian="normal" style:font-size-complex="11pt"/>
    </style:style>
    <style:style style:name="T5" style:family="text">
      <style:text-properties fo:font-variant="normal" fo:text-transform="none" fo:color="#000000" style:font-name="Arial1" fo:font-size="11pt" fo:letter-spacing="normal" fo:font-style="normal" style:text-underline-style="none" fo:font-weight="normal" officeooo:rsid="0019a4e3" fo:background-color="transparent" style:font-size-asian="11pt" style:font-style-asian="normal" style:font-weight-asian="normal" style:font-size-complex="11pt"/>
    </style:style>
    <style:style style:name="T6" style:family="text">
      <style:text-properties fo:font-variant="normal" fo:text-transform="none" fo:color="#000000" style:font-name="Arial1" fo:font-size="11pt" fo:letter-spacing="normal" fo:font-style="normal" style:text-underline-style="none" fo:font-weight="normal" officeooo:rsid="00216bdb" fo:background-color="transparent" style:font-size-asian="11pt" style:font-style-asian="normal" style:font-weight-asian="normal" style:font-size-complex="11pt"/>
    </style:style>
    <style:style style:name="T7" style:family="text">
      <style:text-properties fo:font-variant="normal" fo:text-transform="none" fo:color="#000000" style:font-name="Arial1" fo:font-size="11pt" fo:letter-spacing="normal" fo:font-style="normal" style:text-underline-style="none" fo:font-weight="normal" officeooo:rsid="0021b350" fo:background-color="transparent" style:font-size-asian="11pt" style:font-style-asian="normal" style:font-weight-asian="normal" style:font-size-complex="11pt"/>
    </style:style>
    <style:style style:name="T8" style:family="text">
      <style:text-properties fo:font-variant="normal" fo:text-transform="none" fo:color="#000000" style:font-name="Arial1" fo:font-size="11pt" fo:letter-spacing="normal" fo:font-style="normal" style:text-underline-style="none" fo:font-weight="normal" officeooo:rsid="00222d0e" fo:background-color="transparent" style:font-size-asian="11pt" style:font-style-asian="normal" style:font-weight-asian="normal" style:font-size-complex="11pt"/>
    </style:style>
    <style:style style:name="T9" style:family="text">
      <style:text-properties fo:font-variant="normal" fo:text-transform="none" fo:color="#000000" style:font-name="Arial1" fo:font-size="11pt" fo:letter-spacing="normal" fo:font-style="normal" style:text-underline-style="none" fo:font-weight="normal" officeooo:rsid="00237bda" fo:background-color="transparent" style:font-size-asian="11pt" style:font-style-asian="normal" style:font-weight-asian="normal" style:font-size-complex="11pt"/>
    </style:style>
    <style:style style:name="T10" style:family="text">
      <style:text-properties fo:font-variant="normal" fo:text-transform="none" fo:color="#000000" style:font-name="Arial1" fo:font-size="11pt" fo:letter-spacing="normal" fo:font-style="normal" style:text-underline-style="none" fo:font-weight="normal" officeooo:rsid="002565ed" fo:background-color="transparent" style:font-size-asian="11pt" style:font-style-asian="normal" style:font-weight-asian="normal" style:font-size-complex="11pt"/>
    </style:style>
    <style:style style:name="T11" style:family="text">
      <style:text-properties fo:font-variant="normal" fo:text-transform="none" fo:color="#000000" style:font-name="Arial1" fo:font-size="11pt" fo:letter-spacing="normal" fo:font-style="normal" style:text-underline-style="none" fo:font-weight="normal" officeooo:rsid="00263013" fo:background-color="transparent" style:font-size-asian="11pt" style:font-style-asian="normal" style:font-weight-asian="normal" style:font-size-complex="11pt"/>
    </style:style>
    <style:style style:name="T12" style:family="text">
      <style:text-properties fo:font-variant="normal" fo:text-transform="none" fo:color="#000000" style:font-name="Arial1" fo:font-size="11pt" fo:letter-spacing="normal" fo:font-style="normal" style:text-underline-style="none" fo:font-weight="normal" officeooo:rsid="00269b93" fo:background-color="transparent" style:font-size-asian="11pt" style:font-style-asian="normal" style:font-weight-asian="normal" style:font-size-complex="11pt"/>
    </style:style>
    <style:style style:name="T13" style:family="text">
      <style:text-properties fo:font-variant="normal" fo:text-transform="none" fo:color="#000000" style:font-name="Arial1" fo:font-size="11pt" fo:letter-spacing="normal" fo:font-style="normal" style:text-underline-style="none" fo:font-weight="normal" officeooo:rsid="002798fc" fo:background-color="transparent" style:font-size-asian="11pt" style:font-style-asian="normal" style:font-weight-asian="normal" style:font-size-complex="11pt"/>
    </style:style>
    <style:style style:name="T14" style:family="text">
      <style:text-properties fo:font-variant="normal" fo:text-transform="none" fo:color="#000000" style:font-name="Arial1" fo:font-size="11pt" fo:letter-spacing="normal" fo:font-style="normal" style:text-underline-style="none" fo:font-weight="normal" officeooo:rsid="00298334" fo:background-color="transparent" style:font-size-asian="11pt" style:font-style-asian="normal" style:font-weight-asian="normal" style:font-size-complex="11pt"/>
    </style:style>
    <style:style style:name="T15" style:family="text">
      <style:text-properties fo:font-variant="normal" fo:text-transform="none" fo:color="#000000" style:font-name="Arial1" fo:font-size="11pt" fo:letter-spacing="normal" fo:font-style="normal" style:text-underline-style="none" fo:font-weight="normal" officeooo:rsid="00299478" fo:background-color="transparent" style:font-size-asian="11pt" style:font-style-asian="normal" style:font-weight-asian="normal" style:font-size-complex="11pt"/>
    </style:style>
    <style:style style:name="T16" style:family="text">
      <style:text-properties fo:font-variant="normal" fo:text-transform="none" fo:color="#000000" style:font-name="Arial1" fo:font-size="11pt" fo:letter-spacing="normal" fo:font-style="italic" style:text-underline-style="none" fo:font-weight="bold" fo:background-color="transparent" style:font-size-asian="11pt" style:font-style-asian="italic" style:font-weight-asian="bold" style:font-size-complex="11pt"/>
    </style:style>
    <style:style style:name="T17" style:family="text">
      <style:text-properties fo:font-variant="normal" fo:text-transform="none" fo:color="#000000" style:font-name="Times" fo:font-size="11pt" fo:letter-spacing="normal" fo:font-style="normal" style:text-underline-style="none" fo:font-weight="bold" style:font-size-asian="11pt" style:font-style-asian="normal" style:font-weight-asian="bold" style:font-size-complex="11pt"/>
    </style:style>
    <style:style style:name="T18" style:family="text">
      <style:text-properties fo:font-variant="normal" fo:text-transform="none" fo:color="#000000" style:font-name="Times" fo:font-size="11pt" fo:letter-spacing="normal" fo:font-style="normal" style:text-underline-style="none" fo:font-weight="bold" fo:background-color="transparent" style:font-size-asian="11pt" style:font-style-asian="normal" style:font-weight-asian="bold" style:font-size-complex="11pt"/>
    </style:style>
    <style:style style:name="T19" style:family="text">
      <style:text-properties fo:font-variant="normal" fo:text-transform="none" fo:color="#000000" style:text-position="0% 100%" style:font-name="Arial1" fo:font-size="11pt" fo:letter-spacing="normal" fo:font-style="normal" style:text-underline-style="none" fo:font-weight="normal" fo:background-color="transparent" style:font-size-asian="11pt" style:font-style-asian="normal" style:font-weight-asian="normal" style:font-size-complex="11pt"/>
    </style:style>
    <style:style style:name="T20" style:family="text">
      <style:text-properties fo:font-variant="normal" fo:text-transform="none" fo:color="#000000" style:text-position="0% 100%" style:font-name="Arial1" fo:font-size="11pt" fo:letter-spacing="normal" fo:font-style="italic" style:text-underline-style="none" fo:font-weight="normal" fo:background-color="transparent" style:font-size-asian="11pt" style:font-style-asian="normal" style:font-weight-asian="normal" style:font-size-complex="11pt"/>
    </style:style>
    <style:style style:name="T21" style:family="text">
      <style:text-properties style:text-position="0% 100%"/>
    </style:style>
    <style:style style:name="T22" style:family="text">
      <style:text-properties style:text-position="0% 100%" fo:font-style="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internal-source-marker_0.492900307057425"/><text:span text:style-name="T1">SPECIFIC AIMS</text:span><text:span text:style-name="T17"><text:line-break/></text:span><text:span text:style-name="T2">Listening to someone’s voice in a crowded room is a difficult task in many circumstances, but especially so for the hearing impaired. Behavioral and electrophysiological studies aimed at understanding how we distinguish sounds in an auditory scene have documented that segregation of distinct sound sources, stream segregation, takes time to build up </text:span><text:reference-mark-start text:name="ADDIN CSL_CITATION {&quot;mendeley&quot;: {&quot;previouslyFormattedCitation&quot;: &quot;(Bregman, 1990; Pressnitzer &lt;i&gt;et al.&lt;/i&gt;, 2008; Cooper and Roberts, 2007)&quot;}, &quot;citationItems&quot;: [{&quot;uris&quot;: [&quot;http://www.mendeley.com/documents/?uuid=284e0095-449d-4185-bfa7-37bf39d8b15d&quot;], &quot;id&quot;: &quot;ITEM-1&quot;, &quot;itemData&quot;: {&quot;publisher&quot;: &quot;MIT Press&quot;, &quot;publisher-place&quot;: &quot;Cambridge, MA&quot;, &quot;title&quot;: &quot;Auditory Scene Analysis: The Perceptual Organization of Sound&quot;, &quot;issued&quot;: {&quot;date-parts&quot;: [[&quot;1990&quot;]]}, &quot;author&quot;: [{&quot;given&quot;: &quot;Albert S.&quot;, &quot;dropping-particle&quot;: &quot;&quot;, &quot;suffix&quot;: &quot;&quot;, &quot;family&quot;: &quot;Bregman&quot;, &quot;parse-names&quot;: false, &quot;non-dropping-particle&quot;: &quot;&quot;}], &quot;type&quot;: &quot;book&quot;, &quot;id&quot;: &quot;ITEM-1&quot;}}, {&quot;uris&quot;: [&quot;http://www.mendeley.com/documents/?uuid=165fd7af-ad34-491f-bded-b751becf5a37&quot;], &quot;id&quot;: &quot;ITEM-2&quot;, &quot;itemData&quot;: {&quot;DOI&quot;: &quot;10.1016/j.cub.2008.06.053&quot;, &quot;author&quot;: [{&quot;given&quot;: &quot;Daniel&quot;, &quot;dropping-particle&quot;: &quot;&quot;, &quot;suffix&quot;: &quot;&quot;, &quot;family&quot;: &quot;Pressnitzer&quot;, &quot;parse-names&quot;: false, &quot;non-dropping-particle&quot;: &quot;&quot;}, {&quot;given&quot;: &quot;Mark&quot;, &quot;dropping-particle&quot;: &quot;&quot;, &quot;suffix&quot;: &quot;&quot;, &quot;family&quot;: &quot;Sayles&quot;, &quot;parse-names&quot;: false, &quot;non-dropping-particle&quot;: &quot;&quot;}, {&quot;given&quot;: &quot;Christophe&quot;, &quot;dropping-particle&quot;: &quot;&quot;, &quot;suffix&quot;: &quot;&quot;, &quot;family&quot;: &quot;Micheyl&quot;, &quot;parse-names&quot;: false, &quot;non-dropping-particle&quot;: &quot;&quot;}], &quot;issued&quot;: {&quot;date-parts&quot;: [[&quot;2008&quot;]]}, &quot;title&quot;: &quot;Perceptual Organization of Sound Begins in the Auditory Periphery&quot;, &quot;page&quot;: &quot;1124-1128&quot;, &quot;container-title&quot;: &quot;Current Biology&quot;, &quot;type&quot;: &quot;article-journal&quot;, &quot;id&quot;: &quot;ITEM-2&quot;}}, {&quot;uris&quot;: [&quot;http://www.mendeley.com/documents/?uuid=2983b13c-4367-49f1-abf9-afa3360da44a&quot;], &quot;id&quot;: &quot;ITEM-3&quot;, &quot;itemData&quot;: {&quot;DOI&quot;: &quot;10.1016/j.heares.2006.11.010&quot;, &quot;type&quot;: &quot;article-journal&quot;, &quot;author&quot;: [{&quot;given&quot;: &quot;Huw R&quot;, &quot;dropping-particle&quot;: &quot;&quot;, &quot;suffix&quot;: &quot;&quot;, &quot;family&quot;: &quot;Cooper&quot;, &quot;parse-names&quot;: false, &quot;non-dropping-particle&quot;: &quot;&quot;}, {&quot;given&quot;: &quot;Brian&quot;, &quot;dropping-particle&quot;: &quot;&quot;, &quot;suffix&quot;: &quot;&quot;, &quot;family&quot;: &quot;Roberts&quot;, &quot;parse-names&quot;: false, &quot;non-dropping-particle&quot;: &quot;&quot;}], &quot;issued&quot;: {&quot;date-parts&quot;: [[&quot;2007&quot;, &quot;3&quot;]]}, &quot;abstract&quot;: &quot;Previous claims that auditory stream segregation occurs in cochlear implant listeners are based on limited evidence. In experiment 1, eight listeners heard tones presented in a 30-s repeating ABA-sequence, with frequencies matching the centre frequencies of the implant's 22 electrodes. Tone A always stimulated electrode 11 (centre of the array); tone B stimulated one of the others. Tone repetition times (TRTs) from 50 to 200 ms were used. Listeners reported when they heard one or two streams. The proportion of time that each sequence was reported as segregated was consistently greater with increased electrode separation. However, TRT had no significant effect, and the perceptual reversals typical of normal-hearing listeners rarely occurred. The results may reflect channel discrimination rather than stream segregation. In experiment 2, six listeners performed a pitch-ranking task using tone pairs (reference=electrode 11). Listeners reported which tone was higher in pitch (or brighter in timbre) and their confidence in the pitch judgement. Similarities were observed in the individual pattern of results for reported segregation and pitch discrimination. Many implant listeners may show little or no sign of automatic stream segregation owing to the reduced perceptual space within which sounds can differ from one another.&quot;, &quot;title&quot;: &quot;Auditory stream segregation of tone sequences in cochlear implant listeners.&quot;, &quot;page&quot;: &quot;11-24&quot;, &quot;volume&quot;: &quot;225&quot;, &quot;container-title&quot;: &quot;Hearing research&quot;, &quot;issue&quot;: &quot;1-2&quot;, &quot;id&quot;: &quot;ITEM-3&quot;}}], &quot;properties&quot;: {&quot;noteIndex&quot;: 0}, &quot;schema&quot;: &quot;https://github.com/citation-style-language/schema/raw/master/csl-citation.json&quot;} RNDNGU9B8byY1"/><text:span text:style-name="T19">(Bregman, 1990; Pressnitzer </text:span><text:span text:style-name="T20">et al.</text:span><text:span text:style-name="T19">, 2008; Cooper and Roberts, 2007)</text:span><text:reference-mark-end text:name="ADDIN CSL_CITATION {&quot;mendeley&quot;: {&quot;previouslyFormattedCitation&quot;: &quot;(Bregman, 1990; Pressnitzer &lt;i&gt;et al.&lt;/i&gt;, 2008; Cooper and Roberts, 2007)&quot;}, &quot;citationItems&quot;: [{&quot;uris&quot;: [&quot;http://www.mendeley.com/documents/?uuid=284e0095-449d-4185-bfa7-37bf39d8b15d&quot;], &quot;id&quot;: &quot;ITEM-1&quot;, &quot;itemData&quot;: {&quot;publisher&quot;: &quot;MIT Press&quot;, &quot;publisher-place&quot;: &quot;Cambridge, MA&quot;, &quot;title&quot;: &quot;Auditory Scene Analysis: The Perceptual Organization of Sound&quot;, &quot;issued&quot;: {&quot;date-parts&quot;: [[&quot;1990&quot;]]}, &quot;author&quot;: [{&quot;given&quot;: &quot;Albert S.&quot;, &quot;dropping-particle&quot;: &quot;&quot;, &quot;suffix&quot;: &quot;&quot;, &quot;family&quot;: &quot;Bregman&quot;, &quot;parse-names&quot;: false, &quot;non-dropping-particle&quot;: &quot;&quot;}], &quot;type&quot;: &quot;book&quot;, &quot;id&quot;: &quot;ITEM-1&quot;}}, {&quot;uris&quot;: [&quot;http://www.mendeley.com/documents/?uuid=165fd7af-ad34-491f-bded-b751becf5a37&quot;], &quot;id&quot;: &quot;ITEM-2&quot;, &quot;itemData&quot;: {&quot;DOI&quot;: &quot;10.1016/j.cub.2008.06.053&quot;, &quot;author&quot;: [{&quot;given&quot;: &quot;Daniel&quot;, &quot;dropping-particle&quot;: &quot;&quot;, &quot;suffix&quot;: &quot;&quot;, &quot;family&quot;: &quot;Pressnitzer&quot;, &quot;parse-names&quot;: false, &quot;non-dropping-particle&quot;: &quot;&quot;}, {&quot;given&quot;: &quot;Mark&quot;, &quot;dropping-particle&quot;: &quot;&quot;, &quot;suffix&quot;: &quot;&quot;, &quot;family&quot;: &quot;Sayles&quot;, &quot;parse-names&quot;: false, &quot;non-dropping-particle&quot;: &quot;&quot;}, {&quot;given&quot;: &quot;Christophe&quot;, &quot;dropping-particle&quot;: &quot;&quot;, &quot;suffix&quot;: &quot;&quot;, &quot;family&quot;: &quot;Micheyl&quot;, &quot;parse-names&quot;: false, &quot;non-dropping-particle&quot;: &quot;&quot;}], &quot;issued&quot;: {&quot;date-parts&quot;: [[&quot;2008&quot;]]}, &quot;title&quot;: &quot;Perceptual Organization of Sound Begins in the Auditory Periphery&quot;, &quot;page&quot;: &quot;1124-1128&quot;, &quot;container-title&quot;: &quot;Current Biology&quot;, &quot;type&quot;: &quot;article-journal&quot;, &quot;id&quot;: &quot;ITEM-2&quot;}}, {&quot;uris&quot;: [&quot;http://www.mendeley.com/documents/?uuid=2983b13c-4367-49f1-abf9-afa3360da44a&quot;], &quot;id&quot;: &quot;ITEM-3&quot;, &quot;itemData&quot;: {&quot;DOI&quot;: &quot;10.1016/j.heares.2006.11.010&quot;, &quot;type&quot;: &quot;article-journal&quot;, &quot;author&quot;: [{&quot;given&quot;: &quot;Huw R&quot;, &quot;dropping-particle&quot;: &quot;&quot;, &quot;suffix&quot;: &quot;&quot;, &quot;family&quot;: &quot;Cooper&quot;, &quot;parse-names&quot;: false, &quot;non-dropping-particle&quot;: &quot;&quot;}, {&quot;given&quot;: &quot;Brian&quot;, &quot;dropping-particle&quot;: &quot;&quot;, &quot;suffix&quot;: &quot;&quot;, &quot;family&quot;: &quot;Roberts&quot;, &quot;parse-names&quot;: false, &quot;non-dropping-particle&quot;: &quot;&quot;}], &quot;issued&quot;: {&quot;date-parts&quot;: [[&quot;2007&quot;, &quot;3&quot;]]}, &quot;abstract&quot;: &quot;Previous claims that auditory stream segregation occurs in cochlear implant listeners are based on limited evidence. In experiment 1, eight listeners heard tones presented in a 30-s repeating ABA-sequence, with frequencies matching the centre frequencies of the implant's 22 electrodes. Tone A always stimulated electrode 11 (centre of the array); tone B stimulated one of the others. Tone repetition times (TRTs) from 50 to 200 ms were used. Listeners reported when they heard one or two streams. The proportion of time that each sequence was reported as segregated was consistently greater with increased electrode separation. However, TRT had no significant effect, and the perceptual reversals typical of normal-hearing listeners rarely occurred. The results may reflect channel discrimination rather than stream segregation. In experiment 2, six listeners performed a pitch-ranking task using tone pairs (reference=electrode 11). Listeners reported which tone was higher in pitch (or brighter in timbre) and their confidence in the pitch judgement. Similarities were observed in the individual pattern of results for reported segregation and pitch discrimination. Many implant listeners may show little or no sign of automatic stream segregation owing to the reduced perceptual space within which sounds can differ from one another.&quot;, &quot;title&quot;: &quot;Auditory stream segregation of tone sequences in cochlear implant listeners.&quot;, &quot;page&quot;: &quot;11-24&quot;, &quot;volume&quot;: &quot;225&quot;, &quot;container-title&quot;: &quot;Hearing research&quot;, &quot;issue&quot;: &quot;1-2&quot;, &quot;id&quot;: &quot;ITEM-3&quot;}}], &quot;properties&quot;: {&quot;noteIndex&quot;: 0}, &quot;schema&quot;: &quot;https://github.com/citation-style-language/schema/raw/master/csl-citation.json&quot;} RNDNGU9B8byY1"/><text:span text:style-name="T2">⁠. We use a well-documented ABA_ stimulus </text:span><text:reference-mark-start text:name="ADDIN CSL_CITATION {&quot;mendeley&quot;: {&quot;previouslyFormattedCitation&quot;: &quot;(Van Noorden, 1975)&quot;}, &quot;citationItems&quot;: [{&quot;uris&quot;: [&quot;http://www.mendeley.com/documents/?uuid=28fea3e6-8e64-4a09-8c7f-1783c3060d1d&quot;], &quot;id&quot;: &quot;ITEM-1&quot;, &quot;itemData&quot;: {&quot;issued&quot;: {&quot;date-parts&quot;: [[&quot;1975&quot;]]}, &quot;title&quot;: &quot;Temporal coherence in the perception of tone sequences&quot;, &quot;type&quot;: &quot;article-journal&quot;, &quot;id&quot;: &quot;ITEM-1&quot;, &quot;author&quot;: [{&quot;given&quot;: &quot;LPAS&quot;, &quot;dropping-particle&quot;: &quot;&quot;, &quot;suffix&quot;: &quot;&quot;, &quot;family&quot;: &quot;Noorden&quot;, &quot;parse-names&quot;: false, &quot;non-dropping-particle&quot;: &quot;van&quot;}]}}], &quot;properties&quot;: {&quot;noteIndex&quot;: 0}, &quot;schema&quot;: &quot;https://github.com/citation-style-language/schema/raw/master/csl-citation.json&quot;} RND4rTmSpZyNt"/><text:span text:style-name="T19">(Van Noorden, 1975)</text:span><text:reference-mark-end text:name="ADDIN CSL_CITATION {&quot;mendeley&quot;: {&quot;previouslyFormattedCitation&quot;: &quot;(Van Noorden, 1975)&quot;}, &quot;citationItems&quot;: [{&quot;uris&quot;: [&quot;http://www.mendeley.com/documents/?uuid=28fea3e6-8e64-4a09-8c7f-1783c3060d1d&quot;], &quot;id&quot;: &quot;ITEM-1&quot;, &quot;itemData&quot;: {&quot;issued&quot;: {&quot;date-parts&quot;: [[&quot;1975&quot;]]}, &quot;title&quot;: &quot;Temporal coherence in the perception of tone sequences&quot;, &quot;type&quot;: &quot;article-journal&quot;, &quot;id&quot;: &quot;ITEM-1&quot;, &quot;author&quot;: [{&quot;given&quot;: &quot;LPAS&quot;, &quot;dropping-particle&quot;: &quot;&quot;, &quot;suffix&quot;: &quot;&quot;, &quot;family&quot;: &quot;Noorden&quot;, &quot;parse-names&quot;: false, &quot;non-dropping-particle&quot;: &quot;van&quot;}]}}], &quot;properties&quot;: {&quot;noteIndex&quot;: 0}, &quot;schema&quot;: &quot;https://github.com/citation-style-language/schema/raw/master/csl-citation.json&quot;} RND4rTmSpZyNt"/><text:span text:style-name="T2">⁠ for which probability of segregation can be easily manipulated via stimulus parameters DF, the difference in frequency between A and B pure tones, and PR, presentation rate. </text:span><text:span text:style-name="T6">For intermediate parameters, subjects initially hear the tones grouped in an integrated percept, and only after some time do they </text:span><text:span text:style-name="T7">split into segregated streams. </text:span><text:span text:style-name="T8">Importantly, </text:span><text:span text:style-name="T9">these ambiguous stimuli elicit perceptual bistability</text:span><text:span text:style-name="T2"> </text:span><text:reference-mark-start text:name="ADDIN CSL_CITATION {&quot;mendeley&quot;: {&quot;previouslyFormattedCitation&quot;: &quot;(Pressnitzer and Hupe, 2006)&quot;}, &quot;citationItems&quot;: [{&quot;uris&quot;: [&quot;http://www.mendeley.com/documents/?uuid=74b81db5-e25e-4ad2-a592-c4ba5f862f2a&quot;], &quot;id&quot;: &quot;ITEM-1&quot;, &quot;itemData&quot;: {&quot;DOI&quot;: &quot;10.1016/j.cub.2006.05.054&quot;, &quot;author&quot;: [{&quot;given&quot;: &quot;Daniel&quot;, &quot;dropping-particle&quot;: &quot;&quot;, &quot;suffix&quot;: &quot;&quot;, &quot;family&quot;: &quot;Pressnitzer&quot;, &quot;parse-names&quot;: false, &quot;non-dropping-particle&quot;: &quot;&quot;}, {&quot;given&quot;: &quot;Jean-michel&quot;, &quot;dropping-particle&quot;: &quot;&quot;, &quot;suffix&quot;: &quot;&quot;, &quot;family&quot;: &quot;Hupe&quot;, &quot;parse-names&quot;: false, &quot;non-dropping-particle&quot;: &quot;&quot;}], &quot;issued&quot;: {&quot;date-parts&quot;: [[&quot;2006&quot;]]}, &quot;title&quot;: &quot;Temporal Dynamics of Auditory and Visual Bistability Reveal Common Principles of Perceptual Organization&quot;, &quot;page&quot;: &quot;1351-1357&quot;, &quot;volume&quot;: &quot;16&quot;, &quot;container-title&quot;: &quot;Current Biology&quot;, &quot;type&quot;: &quot;article-journal&quot;, &quot;id&quot;: &quot;ITEM-1&quot;}}], &quot;properties&quot;: {&quot;noteIndex&quot;: 0}, &quot;schema&quot;: &quot;https://github.com/citation-style-language/schema/raw/master/csl-citation.json&quot;} RNDxv3O3FWjEG"/><text:span text:style-name="T19">(Pressnitzer and Hupe, 2006)</text:span><text:reference-mark-end text:name="ADDIN CSL_CITATION {&quot;mendeley&quot;: {&quot;previouslyFormattedCitation&quot;: &quot;(Pressnitzer and Hupe, 2006)&quot;}, &quot;citationItems&quot;: [{&quot;uris&quot;: [&quot;http://www.mendeley.com/documents/?uuid=74b81db5-e25e-4ad2-a592-c4ba5f862f2a&quot;], &quot;id&quot;: &quot;ITEM-1&quot;, &quot;itemData&quot;: {&quot;DOI&quot;: &quot;10.1016/j.cub.2006.05.054&quot;, &quot;author&quot;: [{&quot;given&quot;: &quot;Daniel&quot;, &quot;dropping-particle&quot;: &quot;&quot;, &quot;suffix&quot;: &quot;&quot;, &quot;family&quot;: &quot;Pressnitzer&quot;, &quot;parse-names&quot;: false, &quot;non-dropping-particle&quot;: &quot;&quot;}, {&quot;given&quot;: &quot;Jean-michel&quot;, &quot;dropping-particle&quot;: &quot;&quot;, &quot;suffix&quot;: &quot;&quot;, &quot;family&quot;: &quot;Hupe&quot;, &quot;parse-names&quot;: false, &quot;non-dropping-particle&quot;: &quot;&quot;}], &quot;issued&quot;: {&quot;date-parts&quot;: [[&quot;2006&quot;]]}, &quot;title&quot;: &quot;Temporal Dynamics of Auditory and Visual Bistability Reveal Common Principles of Perceptual Organization&quot;, &quot;page&quot;: &quot;1351-1357&quot;, &quot;volume&quot;: &quot;16&quot;, &quot;container-title&quot;: &quot;Current Biology&quot;, &quot;type&quot;: &quot;article-journal&quot;, &quot;id&quot;: &quot;ITEM-1&quot;}}], &quot;properties&quot;: {&quot;noteIndex&quot;: 0}, &quot;schema&quot;: &quot;https://github.com/citation-style-language/schema/raw/master/csl-citation.json&quot;} RNDxv3O3FWjEG"/><text:span text:style-name="T2">⁠, </text:span><text:span text:style-name="T9">a feature we exploit to produce a novel account of buildup. </text:span><text:span text:style-name="T2"><text:s/></text:span><text:span text:style-name="T17"><text:line-break/></text:span><text:span text:style-name="T2">Our goal is to attack the stream segregation</text:span><text:span text:style-name="T18"> </text:span><text:span text:style-name="T2">problem with new computational methods for data analysis and modeling. Our working hypothesis is that the neural populations which subserve stream segregation can demonstrate bistability between two different representations of an auditory scene, corresponding to integration or segregation, even though the input is not changing. We have used this feature to develop</text:span><text:span text:style-name="T18"> </text:span><text:span text:style-name="T2">a novel statistical model to describe the dynamics of buildup. With this model, we relate the time course of a listener to achieve segregation for an ambiguous stimulus to the dominance durations for each percept. Using the tools of dynamical systems analysis, we propose neuronal-like processes that are sufficient to reproduce these</text:span><text:span text:style-name="T18"> </text:span><text:span text:style-name="T2">qualities. </text:span><text:span text:style-name="T17"><text:line-break/></text:span><text:span text:style-name="T2">The work proposed in Aims 1-3 is expected to produce novel descriptions and explanations for the dynamics of stream segregation. The positive impact of these results are many and varied; </text:span><text:span text:style-name="T3">first and foremost, </text:span><text:span text:style-name="T4">we reject the assumption that buildup necessarily reflects a gradual accumulative process. </text:span><text:span text:style-name="T5">We demonstrate that the apparent steady increase in probability of </text:span><text:span text:style-name="T10">segregation over time </text:span><text:span text:style-name="T11">is really just an artifact of averaging over events which occur suddenly, but randomly. </text:span><text:span text:style-name="T12">I</text:span><text:span text:style-name="T2">n addition to providing an alternative explanation for buildup, </text:span><text:span text:style-name="T13">this research</text:span><text:span text:style-name="T2"> will </text:span><text:span text:style-name="T14">enable </text:span><text:span text:style-name="T2">new methods for identifying both stimulus-driven and central processes driving segregation, such as strength of streaming cues, timescales of adaptation, </text:span><text:span text:style-name="T15">context, </text:span><text:span text:style-name="T2">and memory.</text:span><text:span text:style-name="T17"><text:line-break/><text:line-break/></text:span><text:span text:style-name="T1">Aim 1: An alternating renewal process (ARP) can account for the time course of </text:span><text:span text:style-name="T16">buildup</text:span><text:span text:style-name="T1">, the increased probability of stream segregation over time. The model suffices without invoking any mechanism for evidence accumulation.</text:span></text:p>
      <text:p text:style-name="P4">We believe that the buildup psychometric function, rather than reflecting accumulation, is just the consequence of averaging over trials of the random and independent switching between two perceptual organizations. Using the model of an alternating renewal process, we demonstrate that the independent distributions of percept durations are the determining factors for describing the buildup psychometric function. The model is consistent with preliminary results from our experiments with both long and short trials with an ambiguous auditory stimulus.</text:p>
      <text:p text:style-name="P5">Aim 2: Neural competition networks are sufficient to reproduce psychophysical results as well as the behavior of the ARP model </text:p>
      <text:p text:style-name="P1">Preliminary results from an idealized neuronal-like competition model <text:reference-mark-start text:name="ADDIN CSL_CITATION {&quot;mendeley&quot;: {&quot;previouslyFormattedCitation&quot;: &quot;(Shpiro &lt;i&gt;et al.&lt;/i&gt;, 2009)&quot;}, &quot;citationItems&quot;: [{&quot;uris&quot;: [&quot;http://www.mendeley.com/documents/?uuid=b117c4fe-0add-4816-869a-c1e46ff7aba3&quot;], &quot;id&quot;: &quot;ITEM-1&quot;, &quot;itemData&quot;: {&quot;DOI&quot;: &quot;10.1007/s10827-008-0125-3&quot;, &quot;type&quot;: &quot;article-journal&quot;, &quot;author&quot;: [{&quot;given&quot;: &quot;Asya&quot;, &quot;dropping-particle&quot;: &quot;&quot;, &quot;suffix&quot;: &quot;&quot;, &quot;family&quot;: &quot;Shpiro&quot;, &quot;parse-names&quot;: false, &quot;non-dropping-particle&quot;: &quot;&quot;}, {&quot;given&quot;: &quot;Ruben&quot;, &quot;dropping-particle&quot;: &quot;&quot;, &quot;suffix&quot;: &quot;&quot;, &quot;family&quot;: &quot;Moreno-Bote&quot;, &quot;parse-names&quot;: false, &quot;non-dropping-particle&quot;: &quot;&quot;}, {&quot;given&quot;: &quot;Nava&quot;, &quot;dropping-particle&quot;: &quot;&quot;, &quot;suffix&quot;: &quot;&quot;, &quot;family&quot;: &quot;Rubin&quot;, &quot;parse-names&quot;: false, &quot;non-dropping-particle&quot;: &quot;&quot;}, {&quot;given&quot;: &quot;John&quot;, &quot;dropping-particle&quot;: &quot;&quot;, &quot;suffix&quot;: &quot;&quot;, &quot;family&quot;: &quot;Rinzel&quot;, &quot;parse-names&quot;: false, &quot;non-dropping-particle&quot;: &quot;&quot;}], &quot;issued&quot;: {&quot;date-parts&quot;: [[&quot;2009&quot;, &quot;8&quot;]]}, &quot;abstract&quot;: &quot;Perceptual bistability occurs when a physical stimulus gives rise to two distinct interpretations that alternate irregularly. Noise and adaptation processes are two possible mechanisms for switching in neuronal competition models that describe the alternating behaviors. Either of these processes, if strong enough, could alone cause the alternations in dominance. We examined their relative role in producing alternations by studying models where by smoothly varying the parameters, one can change the rhythmogenesis mechanism from being adaptation-driven to noise-driven. In consideration of the experimental constraints on the statistics of the alternations (mean and shape of the dominance duration distribution and correlations between successive durations) we ask whether we can rule out one of the mechanisms. We conclude that in order to comply with the observed mean of the dominance durations and their coefficient of variation, the models must operate within a balance between the noise and adaptation strength-both mechanisms are involved in producing alternations, in such a way that the system operates near the boundary between being adaptation-driven and noise-driven.&quot;, &quot;title&quot;: &quot;Balance between noise and adaptation in competition models of perceptual bistability.&quot;, &quot;page&quot;: &quot;37-54&quot;, &quot;volume&quot;: &quot;27&quot;, &quot;container-title&quot;: &quot;Journal of computational neuroscience&quot;, &quot;issue&quot;: &quot;1&quot;, &quot;id&quot;: &quot;ITEM-1&quot;}}], &quot;properties&quot;: {&quot;noteIndex&quot;: 0}, &quot;schema&quot;: &quot;https://github.com/citation-style-language/schema/raw/master/csl-citation.json&quot;} RNDcbs98Mc4oL"/><text:span text:style-name="T21">(Shpiro </text:span><text:span text:style-name="T22">et al.</text:span><text:span text:style-name="T21">, 2009)</text:span><text:reference-mark-end text:name="ADDIN CSL_CITATION {&quot;mendeley&quot;: {&quot;previouslyFormattedCitation&quot;: &quot;(Shpiro &lt;i&gt;et al.&lt;/i&gt;, 2009)&quot;}, &quot;citationItems&quot;: [{&quot;uris&quot;: [&quot;http://www.mendeley.com/documents/?uuid=b117c4fe-0add-4816-869a-c1e46ff7aba3&quot;], &quot;id&quot;: &quot;ITEM-1&quot;, &quot;itemData&quot;: {&quot;DOI&quot;: &quot;10.1007/s10827-008-0125-3&quot;, &quot;type&quot;: &quot;article-journal&quot;, &quot;author&quot;: [{&quot;given&quot;: &quot;Asya&quot;, &quot;dropping-particle&quot;: &quot;&quot;, &quot;suffix&quot;: &quot;&quot;, &quot;family&quot;: &quot;Shpiro&quot;, &quot;parse-names&quot;: false, &quot;non-dropping-particle&quot;: &quot;&quot;}, {&quot;given&quot;: &quot;Ruben&quot;, &quot;dropping-particle&quot;: &quot;&quot;, &quot;suffix&quot;: &quot;&quot;, &quot;family&quot;: &quot;Moreno-Bote&quot;, &quot;parse-names&quot;: false, &quot;non-dropping-particle&quot;: &quot;&quot;}, {&quot;given&quot;: &quot;Nava&quot;, &quot;dropping-particle&quot;: &quot;&quot;, &quot;suffix&quot;: &quot;&quot;, &quot;family&quot;: &quot;Rubin&quot;, &quot;parse-names&quot;: false, &quot;non-dropping-particle&quot;: &quot;&quot;}, {&quot;given&quot;: &quot;John&quot;, &quot;dropping-particle&quot;: &quot;&quot;, &quot;suffix&quot;: &quot;&quot;, &quot;family&quot;: &quot;Rinzel&quot;, &quot;parse-names&quot;: false, &quot;non-dropping-particle&quot;: &quot;&quot;}], &quot;issued&quot;: {&quot;date-parts&quot;: [[&quot;2009&quot;, &quot;8&quot;]]}, &quot;abstract&quot;: &quot;Perceptual bistability occurs when a physical stimulus gives rise to two distinct interpretations that alternate irregularly. Noise and adaptation processes are two possible mechanisms for switching in neuronal competition models that describe the alternating behaviors. Either of these processes, if strong enough, could alone cause the alternations in dominance. We examined their relative role in producing alternations by studying models where by smoothly varying the parameters, one can change the rhythmogenesis mechanism from being adaptation-driven to noise-driven. In consideration of the experimental constraints on the statistics of the alternations (mean and shape of the dominance duration distribution and correlations between successive durations) we ask whether we can rule out one of the mechanisms. We conclude that in order to comply with the observed mean of the dominance durations and their coefficient of variation, the models must operate within a balance between the noise and adaptation strength-both mechanisms are involved in producing alternations, in such a way that the system operates near the boundary between being adaptation-driven and noise-driven.&quot;, &quot;title&quot;: &quot;Balance between noise and adaptation in competition models of perceptual bistability.&quot;, &quot;page&quot;: &quot;37-54&quot;, &quot;volume&quot;: &quot;27&quot;, &quot;container-title&quot;: &quot;Journal of computational neuroscience&quot;, &quot;issue&quot;: &quot;1&quot;, &quot;id&quot;: &quot;ITEM-1&quot;}}], &quot;properties&quot;: {&quot;noteIndex&quot;: 0}, &quot;schema&quot;: &quot;https://github.com/citation-style-language/schema/raw/master/csl-citation.json&quot;} RNDcbs98Mc4oL"/>⁠ show good correspondence with the empirical behavioral data. Additionally, we were able to achieve excellent accounting of the competition model’s dynamic buildup and alternations with our switching model. We will enhance the model to account for effects of context (Aim 3).</text:p>
      <text:p text:style-name="P2"><text:span text:style-name="T17"><text:line-break/></text:span><text:span text:style-name="T1">Aim 3: The effects of previous exposure and context will lead to significant changes in both buildup and alternation statistics. The models will be applied and enhanced in order to account for context effects.</text:span></text:p>
      <text:p text:style-name="P6">With new experiments which manipulate previous context, we can measure stream segregation probability, buildup, and alternations in a dynamically changing auditory scene. We expect to see a strong effect towards maintaining the current perceptual state during changes in the stimulus, for which, using the computational models we have developed, we can make detailed measurements and propose potential mechanis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Arial Unicode MS'"/>
    <style:font-face style:name="Times" svg:font-family="Times, 'Times New 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 Steele</meta:initial-creator>
    <meta:creation-date>2012-12-03T16:38:20</meta:creation-date>
    <dc:creator>Sara Steele</dc:creator>
    <dc:date>2012-12-13T12:28:28</dc:date>
    <meta:editing-cycles>49</meta:editing-cycles>
    <meta:editing-duration>PT1H43M25S</meta:editing-duration>
    <meta:generator>LibreOffice/3.6$MacOSX_x86 LibreOffice_project/2ef5aff-a6fb0ff-166bdff-cf087ad-0f1389</meta:generator>
    <meta:document-statistic meta:table-count="0" meta:image-count="0" meta:object-count="0" meta:page-count="1" meta:paragraph-count="6" meta:word-count="644" meta:character-count="4385" meta:non-whitespace-character-count="3743"/>
    <meta:user-defined meta:name="Mendeley Citation Style_1">http://www.zotero.org/styles/the-plant-journal</meta:user-defined>
    <meta:user-defined meta:name="Mendeley Document_1">True</meta:user-defined>
    <meta:user-defined meta:name="Mendeley User Name_1">steeles.nyu@gmail.com@www.mendeley.com</meta:user-defined>
    <meta:user-defined meta:name="Mendeley_Bookmark_TqNUPlwRUN_1">ADDIN CSL_CITATION {"mendeley": {"previouslyFormattedCitation": "(Van Noorden, 1975)"}, "citationItems": [{"uris": ["http://www.mendeley.com/documents/?uuid=28fea3e6-8e64-4a09-8c7f-1783c3060d1d"], "id": "ITEM-1", "itemData": {"issued": {"date-parts": [["1</meta:user-defined>
    <meta:user-defined meta:name="Mendeley_Bookmark_TqNUPlwRUN_2" meta:value-type="string">975"]]}, "title": "Temporal coherence in the perception of tone sequences", "type": "article-journal", "id": "ITEM-1", "author": [{"given": "LPAS", "dropping-particle": "", "suffix": "", "family": "Noorden", "parse-names": false, "non-dropping-particle": </meta:user-defined>
    <meta:user-defined meta:name="Mendeley_Bookmark_TqNUPlwRUN_3" meta:value-type="string">"van"}]}}], "properties": {"noteIndex": 0}, "schema": "https://github.com/citation-style-language/schema/raw/master/csl-citation.json"}</meta:user-defined>
    <meta:user-defined meta:name="Mendeley_Bookmark_b7tcgMHiFf_1" meta:value-type="string">ADDIN CSL_CITATION {"mendeley": {"previouslyFormattedCitation": "(Bregman, 1990; Pressnitzer &lt;i&gt;et al.&lt;/i&gt;, 2008; Cooper and Roberts, 2007)"}, "citationItems": [{"uris": ["http://www.mendeley.com/documents/?uuid=284e0095-449d-4185-bfa7-37bf39d8b15d"], "id</meta:user-defined>
    <meta:user-defined meta:name="Mendeley_Bookmark_b7tcgMHiFf_10" meta:value-type="string">stimulated one of the others. Tone repetition times (TRTs) from 50 to 200 ms were used. Listeners reported when they heard one or two streams. The proportion of time that each sequence was reported as segregated was consistently greater with increased ele</meta:user-defined>
    <meta:user-defined meta:name="Mendeley_Bookmark_b7tcgMHiFf_11" meta:value-type="string">ctrode separation. However, TRT had no significant effect, and the perceptual reversals typical of normal-hearing listeners rarely occurred. The results may reflect channel discrimination rather than stream segregation. In experiment 2, six listeners perf</meta:user-defined>
    <meta:user-defined meta:name="Mendeley_Bookmark_b7tcgMHiFf_12" meta:value-type="string">ormed a pitch-ranking task using tone pairs (reference=electrode 11). Listeners reported which tone was higher in pitch (or brighter in timbre) and their confidence in the pitch judgement. Similarities were observed in the individual pattern of results fo</meta:user-defined>
    <meta:user-defined meta:name="Mendeley_Bookmark_b7tcgMHiFf_13" meta:value-type="string">r reported segregation and pitch discrimination. Many implant listeners may show little or no sign of automatic stream segregation owing to the reduced perceptual space within which sounds can differ from one another.", "title": "Auditory stream segregati</meta:user-defined>
    <meta:user-defined meta:name="Mendeley_Bookmark_b7tcgMHiFf_14" meta:value-type="string">on of tone sequences in cochlear implant listeners.", "page": "11-24", "volume": "225", "container-title": "Hearing research", "issue": "1-2", "id": "ITEM-3"}}], "properties": {"noteIndex": 0}, "schema": "https://github.com/citation-style-language/schema/</meta:user-defined>
    <meta:user-defined meta:name="Mendeley_Bookmark_b7tcgMHiFf_15" meta:value-type="string">raw/master/csl-citation.json"}</meta:user-defined>
    <meta:user-defined meta:name="Mendeley_Bookmark_b7tcgMHiFf_2" meta:value-type="string">": "ITEM-1", "itemData": {"publisher": "MIT Press", "publisher-place": "Cambridge, MA", "title": "Auditory Scene Analysis: The Perceptual Organization of Sound", "issued": {"date-parts": [["1990"]]}, "author": [{"given": "Albert S.", "dropping-particle": </meta:user-defined>
    <meta:user-defined meta:name="Mendeley_Bookmark_b7tcgMHiFf_3" meta:value-type="string">"", "suffix": "", "family": "Bregman", "parse-names": false, "non-dropping-particle": ""}], "type": "book", "id": "ITEM-1"}}, {"uris": ["http://www.mendeley.com/documents/?uuid=165fd7af-ad34-491f-bded-b751becf5a37"], "id": "ITEM-2", "itemData": {"DOI": "1</meta:user-defined>
    <meta:user-defined meta:name="Mendeley_Bookmark_b7tcgMHiFf_4" meta:value-type="string">0.1016/j.cub.2008.06.053", "author": [{"given": "Daniel", "dropping-particle": "", "suffix": "", "family": "Pressnitzer", "parse-names": false, "non-dropping-particle": ""}, {"given": "Mark", "dropping-particle": "", "suffix": "", "family": "Sayles", "par</meta:user-defined>
    <meta:user-defined meta:name="Mendeley_Bookmark_b7tcgMHiFf_5" meta:value-type="string">se-names": false, "non-dropping-particle": ""}, {"given": "Christophe", "dropping-particle": "", "suffix": "", "family": "Micheyl", "parse-names": false, "non-dropping-particle": ""}], "issued": {"date-parts": [["2008"]]}, "title": "Perceptual Organizatio</meta:user-defined>
    <meta:user-defined meta:name="Mendeley_Bookmark_b7tcgMHiFf_6" meta:value-type="string">n of Sound Begins in the Auditory Periphery", "page": "1124-1128", "container-title": "Current Biology", "type": "article-journal", "id": "ITEM-2"}}, {"uris": ["http://www.mendeley.com/documents/?uuid=2983b13c-4367-49f1-abf9-afa3360da44a"], "id": "ITEM-3"</meta:user-defined>
    <meta:user-defined meta:name="Mendeley_Bookmark_b7tcgMHiFf_7" meta:value-type="string">, "itemData": {"DOI": "10.1016/j.heares.2006.11.010", "type": "article-journal", "author": [{"given": "Huw R", "dropping-particle": "", "suffix": "", "family": "Cooper", "parse-names": false, "non-dropping-particle": ""}, {"given": "Brian", "dropping-part</meta:user-defined>
    <meta:user-defined meta:name="Mendeley_Bookmark_b7tcgMHiFf_8" meta:value-type="string">icle": "", "suffix": "", "family": "Roberts", "parse-names": false, "non-dropping-particle": ""}], "issued": {"date-parts": [["2007", "3"]]}, "abstract": "Previous claims that auditory stream segregation occurs in cochlear implant listeners are based on l</meta:user-defined>
    <meta:user-defined meta:name="Mendeley_Bookmark_b7tcgMHiFf_9" meta:value-type="string">imited evidence. In experiment 1, eight listeners heard tones presented in a 30-s repeating ABA-sequence, with frequencies matching the centre frequencies of the implant's 22 electrodes. Tone A always stimulated electrode 11 (centre of the array); tone B </meta:user-defined>
    <meta:user-defined meta:name="Mendeley_Bookmark_nAHqK9zHt7_1" meta:value-type="string">ADDIN CSL_CITATION {"mendeley": {"previouslyFormattedCitation": "(Pressnitzer and Hupe, 2006)"}, "citationItems": [{"uris": ["http://www.mendeley.com/documents/?uuid=74b81db5-e25e-4ad2-a592-c4ba5f862f2a"], "id": "ITEM-1", "itemData": {"DOI": "10.1016/j.cu</meta:user-defined>
    <meta:user-defined meta:name="Mendeley_Bookmark_nAHqK9zHt7_2" meta:value-type="string">b.2006.05.054", "author": [{"given": "Daniel", "dropping-particle": "", "suffix": "", "family": "Pressnitzer", "parse-names": false, "non-dropping-particle": ""}, {"given": "Jean-michel", "dropping-particle": "", "suffix": "", "family": "Hupe", "parse-nam</meta:user-defined>
    <meta:user-defined meta:name="Mendeley_Bookmark_nAHqK9zHt7_3" meta:value-type="string">es": false, "non-dropping-particle": ""}], "issued": {"date-parts": [["2006"]]}, "title": "Temporal Dynamics of Auditory and Visual Bistability Reveal Common Principles of Perceptual Organization", "page": "1351-1357", "volume": "16", "container-title": "</meta:user-defined>
    <meta:user-defined meta:name="Mendeley_Bookmark_nAHqK9zHt7_4" meta:value-type="string">Current Biology", "type": "article-journal", "id": "ITEM-1"}}], "properties": {"noteIndex": 0}, "schema": "https://github.com/citation-style-language/schema/raw/master/csl-citation.json"}</meta:user-defined>
  </office:meta>
</office:document-meta>
</file>